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9000001F23ADF2E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38cm" svg:height="13.176cm" svg:x="4.393cm" svg:y="7.407cm">
          <draw:image xlink:href="Pictures/10000000000001E9000001F23ADF2E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3-07-29T11:34:59.60</meta:creation-date>
    <dc:date>2013-07-29T11:35:50.30</dc:date>
    <dc:creator>Rahul Pandita</dc:creator>
    <meta:editing-duration>PT55S</meta:editing-duration>
    <meta:editing-cycles>1</meta:editing-cycles>
    <meta:document-statistic meta:object-count="1"/>
    <meta:generator>OpenOffice/4.0.0$Win32 OpenOffice.org_project/400m3$Build-9702</meta:generator>
  </office:meta>
</office:document-meta>
</file>